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008c" officeooo:paragraph-rsid="0016008c"/>
    </style:style>
    <style:style style:name="P2" style:family="paragraph" style:parent-style-name="Standard">
      <style:text-properties officeooo:rsid="00160142" officeooo:paragraph-rsid="00160142"/>
    </style:style>
    <style:style style:name="P3" style:family="paragraph" style:parent-style-name="Standard">
      <style:text-properties officeooo:rsid="00180a05" officeooo:paragraph-rsid="00180a05"/>
    </style:style>
    <style:style style:name="P4" style:family="paragraph" style:parent-style-name="Standard">
      <style:text-properties officeooo:rsid="00160142" officeooo:paragraph-rsid="0016008c"/>
    </style:style>
    <style:style style:name="P5" style:family="paragraph" style:parent-style-name="Standard">
      <style:text-properties officeooo:rsid="00180a05" officeooo:paragraph-rsid="00180a05"/>
    </style:style>
    <style:style style:name="P6" style:family="paragraph" style:parent-style-name="Standard">
      <style:text-properties officeooo:rsid="0019174c" officeooo:paragraph-rsid="0019174c"/>
    </style:style>
    <style:style style:name="T1" style:family="text">
      <style:text-properties officeooo:rsid="00160142"/>
    </style:style>
    <style:style style:name="T2" style:family="text">
      <style:text-properties officeooo:rsid="0016c06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udent_name: Devanjal Kotia</text:p>
      <text:p text:style-name="P3">Student_id: 010825048</text:p>
      <text:p text:style-name="P6">Git hub: https://github.com/nehaparmarcs/ShoppingCart.git</text:p>
      <text:p text:style-name="P1"/>
      <text:p text:style-name="P1">Online Fashion Apparel (Shopping Cart)</text:p>
      <text:p text:style-name="P1"/>
      <text:p text:style-name="P1">Firstly, This week our team #10's member met to discuss the design and the idea of what we are going to make for the shopping cart. We came up with the idea of Fashion Apparel. As suggested by professor, we split into two one which is managing the front-end other will be handling the back-end.</text:p>
      <text:p text:style-name="P1">I decided to be the part of front-end. </text:p>
      <text:p text:style-name="P1">I am thinking of making the <text:span text:style-name="T2">basic</text:span> Front end design with the help of html. </text:p>
      <text:p text:style-name="P1">So, Starting from the thinking the requirement for the <text:span text:style-name="T1">Registration</text:span> page, It should be</text:p>
      <text:p text:style-name="P4">I) First Name </text:p>
      <text:p text:style-name="P2">II) Last Name</text:p>
      <text:p text:style-name="P2">III)Email ID</text:p>
      <text:p text:style-name="P2">IV)Username</text:p>
      <text:p text:style-name="P2">V) Gender</text:p>
      <text:p text:style-name="P2">VI) Contact No.</text:p>
      <text:p text:style-name="P2">VII) Date of Birth</text:p>
      <text:p text:style-name="P2">VIII) Password</text:p>
      <text:p text:style-name="P2">IX) Confirm Password</text:p>
      <text:p text:style-name="P2"/>
      <text:p text:style-name="P2">Now, For Login Page the requirements will be:</text:p>
      <text:p text:style-name="P2">I) Username/Email</text:p>
      <text:p text:style-name="P2">II)Password</text:p>
      <text:p text:style-name="P2">III) Forgot Password</text:p>
      <text:p text:style-name="P2"/>
      <text:p text:style-name="P3">The next step I will take is to use the style in the html page to make it look good with background image and make use of java script to take data dynamically and firstly I try to store data in mysql for basic design and when it will be successful, with the help of the other members working on the backend, I will change database to nosql depends on the technology they are implementing.</text:p>
      <text:p text:style-name="P2"/>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9T10:22:55.018618015</meta:creation-date>
    <dc:date>2016-04-09T12:54:48.039838525</dc:date>
    <meta:editing-duration>PT34M10S</meta:editing-duration>
    <meta:editing-cycles>4</meta:editing-cycles>
    <meta:generator>LibreOffice/5.0.5.2$Linux_X86_64 LibreOffice_project/00m0$Build-2</meta:generator>
    <meta:document-statistic meta:table-count="0" meta:image-count="0" meta:object-count="0" meta:page-count="1" meta:paragraph-count="22" meta:word-count="217" meta:character-count="1244" meta:non-whitespace-character-count="1046"/>
  </office:meta>
</office:document-meta>
</file>